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viciosEnRed 14/09/2021</text:p>
      <text:p text:style-name="Standard"/>
      <text:p text:style-name="Standard">Modelos en capas:</text:p>
      <text:p text:style-name="Standard">El mensaje se va encapsulando, en este proceso, se le van añadiendo las cabeceras de cada capa.</text:p>
      <text:p text:style-name="Standard">OSI (Ya no se utiliza)</text:p>
      <text:p text:style-name="Standard">TCP/IP:</text:p>
      <text:p text:style-name="Standard">Aplicación: Es la que está conectada directamente con el usuario.</text:p>
      <text:p text:style-name="Standard">Transporte: Se encarga de multiplexar utilizando puertos para diferenciar con quién establece la comunicación, para que puedan viajar distintas comunicaciones por el mismo canal simultáneamente.</text:p>
      <text:p text:style-name="Standard">En transporte hay dos protocolos: tcp que tiene una comunicación orientada a la conexión, utilizando el ACK, el ISN y el SYN…y udp que no. </text:p>
      <text:p text:style-name="Standard">Red: Es donde viajan las direcciones IP, el protocolo IP no se preocupa de si el mensaje ha llegado bien ni nada, se encarga de buscar la mejor ru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21:34.321557803</meta:creation-date>
    <dc:date>2021-09-14T12:36:22.839073235</dc:date>
    <meta:editing-duration>PT4M18S</meta:editing-duration>
    <meta:editing-cycles>1</meta:editing-cycles>
    <meta:document-statistic meta:table-count="0" meta:image-count="0" meta:object-count="0" meta:page-count="1" meta:paragraph-count="9" meta:word-count="117" meta:character-count="713" meta:non-whitespace-character-count="604"/>
    <meta:generator>LibreOffice/6.0.7.3$Linux_X86_64 LibreOffice_project/00m0$Build-3</meta:generator>
  </office:meta>
</office:document-meta>
</file>